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paragraph-rsid="00352499" style:language-asian="zh" style:country-asian="CN" style:language-complex="hi" style:country-complex="IN"/>
    </style:style>
    <style:style style:name="P17"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paragraph-rsid="007070c9" style:language-asian="zh" style:country-asian="CN" style:language-complex="hi" style:country-complex="IN"/>
    </style:style>
    <style:style style:name="P19" style:family="paragraph" style:parent-style-name="Text_20_body">
      <style:text-properties style:font-name="Arial3"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0" style:family="paragraph" style:parent-style-name="Text_20_body">
      <style:text-properties style:font-name="Arial3" fo:font-weight="bold" officeooo:rsid="0035a0b9" officeooo:paragraph-rsid="0046dc77" style:font-weight-asian="bold" style:font-weight-complex="bold"/>
    </style:style>
    <style:style style:name="P21" style:family="paragraph" style:parent-style-name="Text_20_body">
      <style:text-properties style:font-name="Arial3" officeooo:rsid="004e59c0" officeooo:paragraph-rsid="00142cf2"/>
    </style:style>
    <style:style style:name="P22" style:family="paragraph" style:parent-style-name="Text_20_body">
      <style:text-properties fo:font-size="12pt" officeooo:rsid="00859dab" style:font-size-asian="12pt" style:font-size-complex="12pt"/>
    </style:style>
    <style:style style:name="P23" style:family="paragraph" style:parent-style-name="Title2">
      <style:text-properties style:font-name="Arial3" fo:language="de" fo:country="DE" style:language-asian="zh" style:country-asian="CN" style:language-complex="hi" style:country-complex="IN"/>
    </style:style>
    <style:style style:name="P24" style:family="paragraph" style:parent-style-name="Title2">
      <style:text-properties style:font-name="Arial3" fo:language="de" fo:country="DE" officeooo:rsid="00352499" style:language-asian="zh" style:country-asian="CN" style:language-complex="hi" style:country-complex="IN"/>
    </style:style>
    <style:style style:name="P25"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26"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27"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28" style:family="paragraph" style:parent-style-name="Title">
      <style:text-properties style:font-name="Arial3" fo:language="de" fo:country="DE" style:language-asian="zh" style:country-asian="CN" style:language-complex="hi" style:country-complex="IN"/>
    </style:style>
    <style:style style:name="P29" style:family="paragraph" style:parent-style-name="Title">
      <style:text-properties style:font-name="Arial3" fo:language="de" fo:country="DE" officeooo:paragraph-rsid="004e59c0" style:language-asian="zh" style:country-asian="CN" style:language-complex="hi" style:country-complex="IN"/>
    </style:style>
    <style:style style:name="P30" style:family="paragraph" style:parent-style-name="Title">
      <style:text-properties style:font-name="Arial3" fo:language="de" fo:country="DE" officeooo:paragraph-rsid="0076b60d" style:language-asian="zh" style:country-asian="CN" style:language-complex="hi" style:country-complex="IN"/>
    </style:style>
    <style:style style:name="P31"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32"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33"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34"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35"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36"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37"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38"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39"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40"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41"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42"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43" style:family="paragraph" style:parent-style-name="Text_20_body">
      <style:text-properties style:font-name="Arial3" fo:language="de" fo:country="DE" fo:font-style="italic" officeooo:rsid="00398a58" officeooo:paragraph-rsid="00455e9c" style:language-asian="zh" style:country-asian="CN" style:font-style-asian="italic" style:language-complex="hi" style:country-complex="IN" style:font-style-complex="italic"/>
    </style:style>
    <style:style style:name="P44" style:family="paragraph" style:parent-style-name="Text_20_body">
      <style:text-properties officeooo:paragraph-rsid="009a3afb"/>
    </style:style>
    <style:style style:name="P45" style:family="paragraph" style:parent-style-name="Text_20_body">
      <style:text-properties officeooo:rsid="009a3afb" officeooo:paragraph-rsid="009a3afb"/>
    </style:style>
    <style:style style:name="P46" style:family="paragraph" style:parent-style-name="Text_20_body">
      <style:text-properties officeooo:rsid="009b9b96" officeooo:paragraph-rsid="009b9b96"/>
    </style:style>
    <style:style style:name="P47" style:family="paragraph" style:parent-style-name="Title2">
      <style:text-properties style:font-name="Arial3" fo:language="de" fo:country="DE" officeooo:paragraph-rsid="009a3afb" style:language-asian="zh" style:country-asian="CN" style:language-complex="hi" style:country-complex="IN"/>
    </style:style>
    <style:style style:name="P48"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49"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officeooo:rsid="00876bea"/>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455e9c"/>
    </style:style>
    <style:style style:name="T19" style:family="text">
      <style:text-properties style:font-name-complex="Arial4"/>
    </style:style>
    <style:style style:name="T20" style:family="text">
      <style:text-properties officeooo:rsid="0015f571" style:font-name-complex="Arial4"/>
    </style:style>
    <style:style style:name="T21" style:family="text">
      <style:text-properties officeooo:rsid="0092c428"/>
    </style:style>
    <style:style style:name="T22" style:family="text">
      <style:text-properties officeooo:rsid="00948ec2"/>
    </style:style>
    <style:style style:name="T23" style:family="text">
      <style:text-properties officeooo:rsid="009911f5"/>
    </style:style>
    <style:style style:name="T24" style:family="text">
      <style:text-properties officeooo:rsid="009a3afb"/>
    </style:style>
    <style:style style:name="T25" style:family="text">
      <style:text-properties style:font-name="Arial3" fo:font-size="12pt" fo:language="de" fo:country="DE" fo:font-style="normal" fo:font-weight="bold" officeooo:rsid="00971b7f" style:font-size-asian="10.5pt" style:language-asian="zh" style:country-asian="CN" style:font-style-asian="normal" style:font-weight-asian="bold" style:font-size-complex="12pt" style:language-complex="hi" style:country-complex="IN" style:font-style-complex="normal" style:font-weight-complex="bold"/>
    </style:style>
    <style:style style:name="T26" style:family="text">
      <style:text-properties officeooo:rsid="009b9b96"/>
    </style:style>
    <style:style style:name="T27" style:family="text">
      <style:text-properties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2">2</text:span>: <text:span text:style-name="T21">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21">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6"><text:span text:style-name="Title_20_1_20_Char"><text:span text:style-name="T10">1.1 Einleitung des Versuchs ………………..…………………….…………………………....1</text:span></text:span></text:p>
      <text:p text:style-name="P31"><text:span text:style-name="Title_20_1_20_Char"><text:span text:style-name="T10">1.2 Versuchsaufbau …………………………………………………………...………………..1</text:span></text:span></text:p>
      <text:p text:style-name="P38"><text:span text:style-name="Title_20_1_20_Char"><text:span text:style-name="T10">1.2.1 Das Laborsystem im Überblick ………………………………………………….…..1</text:span></text:span></text:p>
      <text:p text:style-name="P38"><text:span text:style-name="Title_20_1_20_Char"><text:span text:style-name="T10">1.2.2 Aktorik und Sensorik der Kugelwippe ……………………………….……………...2</text:span></text:span></text:p>
      <text:p text:style-name="P39"><text:span text:style-name="Title_20_1_20_Char"><text:span text:style-name="T6">2 Theoretische Grundlage .……………………...………………………………</text:span></text:span><text:span text:style-name="Title_20_1_20_Char"><text:span text:style-name="T8">3</text:span></text:span></text:p>
      <text:p text:style-name="P32"><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33"><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37"><text:span text:style-name="Title_20_1_20_Char"><text:span text:style-name="T10">2.2.1 Numerische Differentiation …………………………………………………………..</text:span></text:span><text:span text:style-name="Title_20_1_20_Char"><text:span text:style-name="T12">6</text:span></text:span></text:p>
      <text:p text:style-name="P37"><text:span text:style-name="Title_20_1_20_Char"><text:span text:style-name="T10">2.2.2 Lineares Kalmanfilter …………………………………………………………………</text:span></text:span><text:span text:style-name="Title_20_1_20_Char"><text:span text:style-name="T12">6</text:span></text:span></text:p>
      <text:p text:style-name="P37"><text:span text:style-name="Title_20_1_20_Char"><text:span text:style-name="T10">2.2.3 Sigmapunkt-Kalmanfilter ……………………………………………………………..</text:span></text:span><text:span text:style-name="Title_20_1_20_Char"><text:span text:style-name="T12">7</text:span></text:span></text:p>
      <text:p text:style-name="P37"><text:span text:style-name="Title_20_1_20_Char"><text:span text:style-name="T10">2.2.4 Zentraldifferenzenfilter (CDKF) ……………………………………………………...</text:span></text:span><text:span text:style-name="Title_20_1_20_Char"><text:span text:style-name="T12">8</text:span></text:span></text:p>
      <text:p text:style-name="P37"><text:span text:style-name="Title_20_1_20_Char"><text:span text:style-name="T10">2.3 Regelung der Kuggelwippe …………………………………………………………….</text:span></text:span><text:span text:style-name="Title_20_1_20_Char"><text:span text:style-name="T12">9</text:span></text:span></text:p>
      <text:p text:style-name="P40"><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34"><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35"><text:span text:style-name="Title_20_1_20_Char"><text:span text:style-name="T11">Aufgabe 2: Numerische Differentiation ………………………………………………………</text:span></text:span><text:span text:style-name="Title_20_1_20_Char"><text:span text:style-name="T12">11</text:span></text:span></text:p>
      <text:p text:style-name="P35"><text:span text:style-name="Title_20_1_20_Char"><text:span text:style-name="T11">Aufgabe 3: Störmodelle ……………………………………………………………………….</text:span></text:span><text:span text:style-name="Title_20_1_20_Char"><text:span text:style-name="T12">12</text:span></text:span></text:p>
      <text:p text:style-name="P35"><text:span text:style-name="Title_20_1_20_Char"><text:span text:style-name="T11">Aufgabe 4: Zeitdiskretisierung des Zustandsraummodells ………………………………..</text:span></text:span><text:span text:style-name="Title_20_1_20_Char"><text:span text:style-name="T12">13</text:span></text:span></text:p>
      <text:p text:style-name="P35"><text:span text:style-name="Title_20_1_20_Char"><text:span text:style-name="T11">Aufgabe 5: Prädiktionsgleichungen des <text:s/>CDKF ……………………………………………</text:span></text:span><text:span text:style-name="Title_20_1_20_Char"><text:span text:style-name="T12">14</text:span></text:span></text:p>
      <text:p text:style-name="P35"><text:span text:style-name="Title_20_1_20_Char"><text:span text:style-name="T11">Aufgabe 6: Filterschritt des CDKF bei linearer Ausgangsgleichung ……………………..</text:span></text:span><text:span text:style-name="Title_20_1_20_Char"><text:span text:style-name="T12">15</text:span></text:span></text:p>
      <text:p text:style-name="P35"><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35"><text:span text:style-name="Title_20_1_20_Char"><text:span text:style-name="T11">Aufgabe 8: Numerische Differentiation ……………………………………………………...</text:span></text:span><text:span text:style-name="Title_20_1_20_Char"><text:span text:style-name="T12">17</text:span></text:span></text:p>
      <text:p text:style-name="P35"><text:span text:style-name="Title_20_1_20_Char"><text:span text:style-name="T11">Aufgabe 9: Lineares Kalmanfilter …………………………………………………………….</text:span></text:span><text:span text:style-name="Title_20_1_20_Char"><text:span text:style-name="T12">18</text:span></text:span></text:p>
      <text:p text:style-name="P35"><text:span text:style-name="Title_20_1_20_Char"><text:span text:style-name="T11">Aufgabe 10: CDKF …………………………………………………………………………….</text:span></text:span><text:span text:style-name="Title_20_1_20_Char"><text:span text:style-name="T12">21</text:span></text:span></text:p>
      <text:p text:style-name="P35"><text:span text:style-name="Title_20_1_20_Char"><text:span text:style-name="T11">Aufgabe 11: Vergleich in der Simulation …………………………………………………….</text:span></text:span><text:span text:style-name="Title_20_1_20_Char"><text:span text:style-name="T12">23</text:span></text:span></text:p>
      <text:p text:style-name="P35"><text:span text:style-name="Title_20_1_20_Char"><text:span text:style-name="T11">Aufgabe 12: Vergleich am Laborsystem …………………………………………………….2</text:span></text:span><text:span text:style-name="Title_20_1_20_Char"><text:span text:style-name="T12">7</text:span></text:span></text:p>
      <text:p text:style-name="P41"><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39"><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49">1. Einleitung und Versuchsaufbau</text:p>
      <text:p text:style-name="P24">1.1 Einleitung des Versuchs</text:p>
      <text:p text:style-name="P16"/>
      <text:p text:style-name="P25">1.2 Versuchsaufbau</text:p>
      <text:p text:style-name="P20">1.2.1 Das Laborsystem im Überblick</text:p>
      <text:p text:style-name="P17"/>
      <text:p text:style-name="P28"><text:span text:style-name="T14">2</text:span>. Theoretische Grundlagen</text:p>
      <text:p text:style-name="P48">2.1 Modellbildung</text:p>
      <text:p text:style-name="P45">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45">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45">Ein mathematisches Modell eines Prozesses lässt sich aus den physikalischen Zusammenhängen herleiten, wobei im wesentlichen folgende physikalische Gesetze eine Rolle spielen:</text:p>
      <text:p text:style-name="P45"><text:span text:style-name="T27">Bilanzgleichungen:</text:span> Die Änderung einer Erhaltungsgröße in einem offenen System entspricht der Differenz ihres Zu- und Abflusses.</text:p>
      <text:p text:style-name="P45"><text:span text:style-name="T27">Erhaltungssätze:</text:span> In einem geschlossen System bleibt <text:span text:style-name="T26">eine Erhaltungsgröße konstant.</text:span></text:p>
      <text:p text:style-name="P46"><text:span text:style-name="T27">Phänomenologische Gesetze:</text:span> Es handelt sich um experimentell nachgewiesene Gesetze, welche bei der Modellbildung zusätzlich zu den Bilanzgleichungen Verwendung finden.</text:p>
      <text:p text:style-name="P46">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26">2.2 Reglerentwurfsverfahren</text:p>
      <text:p text:style-name="P27">2.2.1 Reglerentwurf im Frequenzbereich</text:p>
      <text:p text:style-name="Text_20_body">Ausgangspunkt des Reglerentwurfs im Frequenzbereich ist die Übertragungsmatrix <draw:frame draw:style-name="fr1" draw:name="Object1" text:anchor-type="as-char" svg:y="-0.152in" svg:width="0.4161in" svg:height="0.1992in"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oft-page-break/><text:s text:c="47"/><draw:frame draw:style-name="fr1" draw:name="Object2" text:anchor-type="as-char" svg:y="-0.172in" svg:width="1.7453in" svg:height="0.2201in"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1" draw:name="Object3" text:anchor-type="as-char" svg:y="-0.1728in" svg:width="1.4957in" svg:height="0.2209in"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6">n</text:span>, die der Eingangsgrößen mit <text:span text:style-name="T16">p</text:span> und die der Ausgangsgrößen mit <text:span text:style-name="T16">q </text:span>bezeichnet. Im Folgenden soll <text:span text:style-name="T16">p = q</text:span> gelten. <draw:frame draw:style-name="fr1" draw:name="Object4" text:anchor-type="as-char" svg:y="-0.152in" svg:width="0.4161in" svg:height="0.1992in" draw:z-index="3"><draw:object xlink:href="./Object 4" xlink:type="simple" xlink:show="embed" xlink:actuate="onLoad"/><draw:image xlink:href="./ObjectReplacements/Object 4" xlink:type="simple" xlink:show="embed" xlink:actuate="onLoad"/><svg:desc>formula</svg:desc></draw:frame>ist dann eine (p,p) Matrix, deren Element <draw:frame draw:style-name="fr1" draw:name="Object5" text:anchor-type="as-char" svg:y="-0.152in" svg:width="0.5126in" svg:height="0.2134in"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6">v</text:span>-te Eingangsgröße mit der <text:span text:style-name="T16">k</text:span>-ten Ausgangsgröße verknüpft. Die Übertragungsfunktionen auf der Hauptdiagonalen werden als <text:span text:style-name="T16">Hauptstrecken</text:span> bezeichnet, die übrigen Übertragungs-funktionen beschreiben die <text:span text:style-name="T16">Koppelstrecken. </text:span><text:span text:style-name="T17">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4"><text:span text:style-name="T25">Polstellenkompensation mit einen PI/PID-Regler</text:span></text:p>
      <text:p text:style-name="P44">Die Polstellenkompensation ist eine rechnerisch sehr einfache Synthesemaßnahme. Liegt die Übertragungsfunktion des offenen Kreises als reines Verzögerungssystem in der Form</text:p>
      <text:p text:style-name="Text_20_body"><text:span text:style-name="T17"><text:s text:c="43"/></text:span><text:span text:style-name="T17"><draw:frame draw:style-name="fr1" draw:name="Object6" text:anchor-type="as-char" svg:y="-0.2693in" svg:width="2.5457in" svg:height="0.4465in"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7"><text:s text:c="57"/></text:span><text:span text:style-name="T17"><draw:frame draw:style-name="fr1" draw:name="Object7" text:anchor-type="as-char" svg:y="-0.2693in" svg:width="0.811in" svg:height="0.4181in"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7"><text:s text:c="56"/></text:span><text:span text:style-name="T17"><draw:frame draw:style-name="fr1" draw:name="Object8" text:anchor-type="as-char" svg:y="-0.2693in" svg:width="0.9307in" svg:height="0.4437in"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1" draw:name="Object9" text:anchor-type="as-char" svg:y="-0.1484in" svg:width="0.6472in" svg:height="0.2098in" draw:z-index="8"><draw:object xlink:href="./Object 9" xlink:type="simple" xlink:show="embed" xlink:actuate="onLoad"/><draw:image xlink:href="./ObjectReplacements/Object 9" xlink:type="simple" xlink:show="embed" xlink:actuate="onLoad"/><svg:desc>formula</svg:desc></draw:frame><text:span text:style-name="T23">kann dann die Reglerverstärkung direkt berechnet werden.</text:span></text:p>
      <text:p text:style-name="P43"/>
      <text:p text:style-name="P23">2.<text:span text:style-name="T18">2</text:span> Methoden zur Zustandsbeobachtung</text:p>
      <text:p text:style-name="P19">2.<text:span text:style-name="T18">2</text:span>.1 Numerische Differentiation</text:p>
      <text:p text:style-name="P21"><text:soft-page-break/></text:p>
      <text:p text:style-name="P29"><text:span text:style-name="T14">3</text:span>. Aufgaben</text:p>
      <text:p text:style-name="P47"><text:span text:style-name="T24">3.1</text:span> <text:span text:style-name="T24">Vorarbeitende Aufgabe: Modellbildung des Hinterachspr</text:span></text:p>
      <text:p text:style-name="P47">Verfahren der Zeitdiskretisierung</text:p>
      <text:p text:style-name="P18"/>
      <text:p text:style-name="P30"><text:span text:style-name="T14">4</text:span>. Auftretende Probleme <text:span text:style-name="T15">beim Test</text:span> und Diskussion</text:p>
      <text:p text:style-name="P15"/>
      <text:p text:style-name="P28"><text:span text:style-name="T20">5</text:span><text:span text:style-name="T19">. Literatur</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1T21:18:15.588006447</dc:date>
    <meta:editing-duration>PT11H17M13S</meta:editing-duration>
    <meta:editing-cycles>75</meta:editing-cycles>
    <meta:document-statistic meta:table-count="1" meta:image-count="0" meta:object-count="9" meta:page-count="5" meta:paragraph-count="84" meta:word-count="674" meta:character-count="6290" meta:non-whitespace-character-count="5430"/>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